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2248" calcext:value-type="float">
            <text:p>65.9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8948" calcext:value-type="float">
            <text:p>66.25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29104" calcext:value-type="float">
            <text:p>66.26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54402857143" calcext:value-type="float">
            <text:p>66.6054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18182857143" calcext:value-type="float">
            <text:p>66.5818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26551724138" calcext:value-type="float">
            <text:p>66.832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67434482759" calcext:value-type="float">
            <text:p>66.5667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09768571429" calcext:value-type="float">
            <text:p>66.3809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84653793103" calcext:value-type="float">
            <text:p>65.91846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8908" calcext:value-type="float">
            <text:p>65.93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04623448276" calcext:value-type="float">
            <text:p>65.9204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54275555556" calcext:value-type="float">
            <text:p>65.97542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6113103448" calcext:value-type="float">
            <text:p>65.99561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56255483871" calcext:value-type="float">
            <text:p>66.075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8992" calcext:value-type="float">
            <text:p>66.14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8219354839" calcext:value-type="float">
            <text:p>66.245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12136" calcext:value-type="float">
            <text:p>66.30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80425806452" calcext:value-type="float">
            <text:p>66.438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85455483871" calcext:value-type="float">
            <text:p>66.578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0504" calcext:value-type="float">
            <text:p>65.98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05649032258" calcext:value-type="float">
            <text:p>66.020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19456" calcext:value-type="float">
            <text:p>66.06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63716129032" calcext:value-type="float">
            <text:p>66.09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4782857143" calcext:value-type="float">
            <text:p>66.1474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0730322581" calcext:value-type="float">
            <text:p>66.190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4787096774" calcext:value-type="float">
            <text:p>66.412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4368" calcext:value-type="float">
            <text:p>66.4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74699354839" calcext:value-type="float">
            <text:p>66.477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5544" calcext:value-type="float">
            <text:p>66.58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08358709677" calcext:value-type="float">
            <text:p>66.5908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32129032258" calcext:value-type="float">
            <text:p>66.63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508" calcext:value-type="float">
            <text:p>66.67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46529032258" calcext:value-type="float">
            <text:p>66.724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93104" calcext:value-type="float">
            <text:p>66.6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8663225807" calcext:value-type="float">
            <text:p>66.7238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2128571429" calcext:value-type="float">
            <text:p>66.7452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67174193548" calcext:value-type="float">
            <text:p>66.89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7736" calcext:value-type="float">
            <text:p>67.0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0296" calcext:value-type="float">
            <text:p>66.98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2348571429" calcext:value-type="float">
            <text:p>67.3022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9859310345" calcext:value-type="float">
            <text:p>67.3769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01586206896" calcext:value-type="float">
            <text:p>67.09015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14722857143" calcext:value-type="float">
            <text:p>66.8614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41580689655" calcext:value-type="float">
            <text:p>66.74415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15068571429" calcext:value-type="float">
            <text:p>66.8115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50866206897" calcext:value-type="float">
            <text:p>66.89508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80901538462" calcext:value-type="float">
            <text:p>66.89809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76979310345" calcext:value-type="float">
            <text:p>66.9776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11068387097" calcext:value-type="float">
            <text:p>67.1611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3184" calcext:value-type="float">
            <text:p>67.24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5692903226" calcext:value-type="float">
            <text:p>67.321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04824" calcext:value-type="float">
            <text:p>67.41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77803870968" calcext:value-type="float">
            <text:p>67.7077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7439483871" calcext:value-type="float">
            <text:p>67.487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4352" calcext:value-type="float">
            <text:p>67.38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90887741936" calcext:value-type="float">
            <text:p>66.8690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07370322581" calcext:value-type="float">
            <text:p>66.9307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48005517241" calcext:value-type="float">
            <text:p>66.94480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5855483871" calcext:value-type="float">
            <text:p>67.00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4456" calcext:value-type="float">
            <text:p>67.1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7202580645" calcext:value-type="float">
            <text:p>67.3127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1056" calcext:value-type="float">
            <text:p>67.34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3323870968" calcext:value-type="float">
            <text:p>67.5523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82552258065" calcext:value-type="float">
            <text:p>67.3282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91448" calcext:value-type="float">
            <text:p>66.91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76487741936" calcext:value-type="float">
            <text:p>66.7776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71104" calcext:value-type="float">
            <text:p>66.8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6549677419" calcext:value-type="float">
            <text:p>66.888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20314285714" calcext:value-type="float">
            <text:p>66.872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07370322581" calcext:value-type="float">
            <text:p>66.9307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81458064516" calcext:value-type="float">
            <text:p>67.018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0144" calcext:value-type="float">
            <text:p>67.09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94815483871" calcext:value-type="float">
            <text:p>67.209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91872" calcext:value-type="float">
            <text:p>67.30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08227096774" calcext:value-type="float">
            <text:p>67.6408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48020645161" calcext:value-type="float">
            <text:p>67.5248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77016" calcext:value-type="float">
            <text:p>67.15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9842580645" calcext:value-type="float">
            <text:p>67.1389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23856" calcext:value-type="float">
            <text:p>67.0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0397419355" calcext:value-type="float">
            <text:p>66.7840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93988571429" calcext:value-type="float">
            <text:p>66.7093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11305806452" calcext:value-type="float">
            <text:p>66.761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390967742" calcext:value-type="float">
            <text:p>66.68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47128" calcext:value-type="float">
            <text:p>66.7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91870967742" calcext:value-type="float">
            <text:p>66.86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95688" calcext:value-type="float">
            <text:p>67.00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9019354839" calcext:value-type="float">
            <text:p>67.266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9305806452" calcext:value-type="float">
            <text:p>67.0659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87768" calcext:value-type="float">
            <text:p>66.76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7816774194" calcext:value-type="float">
            <text:p>66.4767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906" calcext:value-type="float">
            <text:p>66.13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28087741935" calcext:value-type="float">
            <text:p>66.15280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98188571429" calcext:value-type="float">
            <text:p>66.2598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4343225806" calcext:value-type="float">
            <text:p>66.3154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8046451613" calcext:value-type="float">
            <text:p>66.2058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64816" calcext:value-type="float">
            <text:p>66.2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23630967742" calcext:value-type="float">
            <text:p>66.3723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924" calcext:value-type="float">
            <text:p>66.57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0947096774" calcext:value-type="float">
            <text:p>66.769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50232258065" calcext:value-type="float">
            <text:p>66.615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2232" calcext:value-type="float">
            <text:p>66.32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3700645161" calcext:value-type="float">
            <text:p>65.9733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37728" calcext:value-type="float">
            <text:p>65.59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5111483871" calcext:value-type="float">
            <text:p>65.6251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5233103448" calcext:value-type="float">
            <text:p>65.67252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5264" calcext:value-type="float">
            <text:p>65.7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72861935484" calcext:value-type="float">
            <text:p>65.5972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36888" calcext:value-type="float">
            <text:p>65.68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98018064516" calcext:value-type="float">
            <text:p>65.7898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54816" calcext:value-type="float">
            <text:p>65.9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8572903226" calcext:value-type="float">
            <text:p>66.1968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78407741936" calcext:value-type="float">
            <text:p>66.0278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05392" calcext:value-type="float">
            <text:p>65.6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2792516129" calcext:value-type="float">
            <text:p>65.4327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9592" calcext:value-type="float">
            <text:p>65.2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2126451613" calcext:value-type="float">
            <text:p>65.279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6977142857" calcext:value-type="float">
            <text:p>65.1816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78304516129" calcext:value-type="float">
            <text:p>65.207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32789677419" calcext:value-type="float">
            <text:p>65.023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4408" calcext:value-type="float">
            <text:p>65.09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86980645161" calcext:value-type="float">
            <text:p>65.168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27728" calcext:value-type="float">
            <text:p>65.21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36256" calcext:value-type="float">
            <text:p>65.5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68772413793" calcext:value-type="float">
            <text:p>64.7468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4104" calcext:value-type="float">
            <text:p>64.67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85402857143" calcext:value-type="float">
            <text:p>64.7385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9512" calcext:value-type="float">
            <text:p>64.7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52202857143" calcext:value-type="float">
            <text:p>64.8452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13011612903" calcext:value-type="float">
            <text:p>64.881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6572903226" calcext:value-type="float">
            <text:p>64.977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07792" calcext:value-type="float">
            <text:p>65.06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37935483871" calcext:value-type="float">
            <text:p>65.13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67784" calcext:value-type="float">
            <text:p>65.20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8128" calcext:value-type="float">
            <text:p>65.53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0344" calcext:value-type="float">
            <text:p>65.09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2099862069" calcext:value-type="float">
            <text:p>64.91209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73808" calcext:value-type="float">
            <text:p>64.99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6126896552" calcext:value-type="float">
            <text:p>64.95561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2328" calcext:value-type="float">
            <text:p>65.08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2462857143" calcext:value-type="float">
            <text:p>65.05324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4263225806" calcext:value-type="float">
            <text:p>65.1084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33872" calcext:value-type="float">
            <text:p>65.35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072" calcext:value-type="float">
            <text:p>65.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394304" calcext:value-type="float">
            <text:p>65.56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6155" calcext:value-type="float">
            <text:p>65.756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1847" calcext:value-type="float">
            <text:p>65.831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5685" calcext:value-type="float">
            <text:p>65.80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28058947368" calcext:value-type="float">
            <text:p>65.442805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8576" calcext:value-type="float">
            <text:p>65.61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6176" calcext:value-type="float">
            <text:p>65.59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3132100543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88" meta:object-count="0"/>
    <meta:user-defined meta:name="AppVersion">3.0</meta:user-defined>
  </office:meta>
</office:document-meta>
</file>